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Text_20_body">
      <style:paragraph-properties fo:margin-top="0.0799in" fo:margin-bottom="0in"/>
    </style:style>
    <style:style style:name="P4" style:family="paragraph" style:parent-style-name="Text_20_body" style:master-page-name="">
      <style:paragraph-properties fo:break-before="page"/>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agraph-properties fo:text-align="center"/>
    </style:style>
    <style:style style:name="P14" style:family="paragraph">
      <style:paragraph-properties fo:text-align="center"/>
      <style:text-properties fo:font-size="16pt"/>
    </style:style>
    <style:style style:name="P15" style:family="paragraph">
      <style:paragraph-properties fo:text-align="center"/>
      <style:text-properties fo:font-size="16pt" fo:font-style="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6pt"/>
    </style:style>
    <style:style style:name="T4" style:family="text">
      <style:text-properties fo:font-size="16pt" fo:font-style="italic"/>
    </style:style>
    <style:style style:name="fr1" style:family="graphic" style:parent-style-name="Frame">
      <style:graphic-properties style:wrap="none" style:vertical-pos="from-top" style:vertical-rel="paragraph" style:horizontal-pos="from-left" style:horizontal-rel="paragraph" fo:padding="0.0598in" fo:border="0.0008in solid #000000" style:shadow="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marker-end="Arrowheads_20_1"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ree-Libre / Open Source Software (FLOSS) License Slide</text:p>
      <text:p text:style-name="P2">by David A. Wheeler</text:p>
      <text:p text:style-name="P2">September 27, 2007</text:p>
      <text:p text:style-name="P3">There are a large number of Free-Libre / Open Source Software (FLOSS) licenses, but only a few are widely used. <text:s/>The widely-used licenses tend to be compatible, i.e., the software can be combined to produce a larger work. <text:s/>The following “license slide” figure makes it easy to see when common licenses can be combined:</text:p>
      <text:p text:style-name="Text_20_body"><draw:frame draw:style-name="fr1" draw:name="Frame1" text:anchor-type="paragraph" svg:x="0.0575in" svg:y="0.0874in" svg:width="6.8134in" svg:height="2.7043in" draw:z-index="1"><draw:text-box><text:p text:style-name="Frame_20_contents"><draw:line text:anchor-type="paragraph" draw:z-index="2" draw:style-name="gr1" draw:text-style-name="P13" svg:x1="4.6181in" svg:y1="0.9756in" svg:x2="4.6165in" svg:y2="0.752in"><text:p/></draw:line><draw:rect text:anchor-type="paragraph" draw:z-index="3" draw:style-name="gr2" draw:text-style-name="P14" svg:width="1.0421in" svg:height="0.5142in" svg:x="2.5591in" svg:y="0.2382in"><text:p text:style-name="P13"><text:span text:style-name="T3">LGPLv2.1</text:span></text:p></draw:rect><draw:rect text:anchor-type="paragraph" draw:z-index="4" draw:style-name="gr2" draw:text-style-name="P14" svg:width="1.0421in" svg:height="0.5142in" svg:x="4.1425in" svg:y="0.2382in"><text:p text:style-name="P13"><text:span text:style-name="T3">GPLv2</text:span></text:p></draw:rect><draw:line text:anchor-type="paragraph" draw:z-index="5" draw:style-name="gr1" draw:text-style-name="P13" svg:x1="3.6008in" svg:y1="0.5157in" svg:x2="4.1425in" svg:y2="0.5157in"><text:p/></draw:line><draw:rect text:anchor-type="paragraph" draw:z-index="6" draw:style-name="gr2" draw:text-style-name="P14" svg:width="1.2921in" svg:height="0.5142in" svg:x="5.3874in" svg:y="1.7398in"><text:p text:style-name="P13"><text:span text:style-name="T3">Affero GPLv3</text:span></text:p></draw:rect><draw:line text:anchor-type="paragraph" draw:z-index="7" draw:style-name="gr1" draw:text-style-name="P13" svg:x1="3.0559in" svg:y1="0.9756in" svg:x2="3.0543in" svg:y2="0.752in"><text:p/></draw:line><draw:line text:anchor-type="paragraph" draw:z-index="8" draw:style-name="gr1" draw:text-style-name="P13" svg:x1="1.9098in" svg:y1="2.0102in" svg:x2="2.5591in" svg:y2="2.0102in"><text:p/></draw:line><draw:line text:anchor-type="paragraph" draw:z-index="9" draw:style-name="gr1" draw:text-style-name="P13" svg:x1="4.6217in" svg:y1="1.4894in" svg:x2="4.6217in" svg:y2="1.7114in"><text:p/></draw:line><draw:line text:anchor-type="paragraph" draw:z-index="10" draw:style-name="gr1" draw:text-style-name="P13" svg:x1="3.0661in" svg:y1="1.4894in" svg:x2="3.0661in" svg:y2="1.7114in"><text:p/></draw:line><draw:line text:anchor-type="paragraph" draw:z-index="11" draw:style-name="gr1" draw:text-style-name="P13" svg:x1="5.1839in" svg:y1="2.0173in" svg:x2="5.3874in" svg:y2="2.0173in"><text:p/></draw:line><draw:line text:anchor-type="paragraph" draw:z-index="12" draw:style-name="gr1" draw:text-style-name="P13" svg:x1="3.6008in" svg:y1="1.9823in" svg:x2="4.1425in" svg:y2="1.9823in"><text:p/></draw:line><draw:line text:anchor-type="paragraph" draw:z-index="13" draw:style-name="gr1" draw:text-style-name="P13" svg:x1="3.6008in" svg:y1="1.2465in" svg:x2="4.1425in" svg:y2="1.2465in"><text:p/></draw:line><draw:line text:anchor-type="paragraph" draw:z-index="14" draw:style-name="gr1" draw:text-style-name="P13" svg:x1="1.6906in" svg:y1="1.2394in" svg:x2="2.5591in" svg:y2="2.0102in"><text:p/></draw:line><draw:line text:anchor-type="paragraph" draw:z-index="15" draw:style-name="gr1" draw:text-style-name="P13" svg:x1="1.6906in" svg:y1="1.2394in" svg:x2="2.5591in" svg:y2="1.2394in"><text:p/></draw:line><draw:line text:anchor-type="paragraph" draw:z-index="16" draw:style-name="gr1" draw:text-style-name="P13" svg:x1="1.6906in" svg:y1="1.2394in" svg:x2="2.5591in" svg:y2="0.5311in"><text:p/></draw:line><draw:line text:anchor-type="paragraph" draw:z-index="17" draw:style-name="gr1" draw:text-style-name="P13" svg:x1="1.1028in" svg:y1="1.3445in" svg:x2="1.3772in" svg:y2="1.8854in"><text:p/></draw:line><draw:rect text:anchor-type="paragraph" draw:z-index="18" draw:style-name="gr2" draw:text-style-name="P14" svg:width="1.0421in" svg:height="0.5142in" svg:x="4.1425in" svg:y="1.7118in"><text:p text:style-name="P13"><text:span text:style-name="T3">GPLv3 or</text:span></text:p><text:p text:style-name="P13"><text:span text:style-name="T3">GPLv3+</text:span></text:p></draw:rect><draw:rect text:anchor-type="paragraph" draw:z-index="19" draw:style-name="gr2" draw:text-style-name="P14" svg:width="1.0421in" svg:height="0.5142in" svg:x="4.1425in" svg:y="0.9756in"><text:p text:style-name="P13"><text:span text:style-name="T3">GPLv2+</text:span></text:p></draw:rect><draw:rect text:anchor-type="paragraph" draw:z-index="20" draw:style-name="gr2" draw:text-style-name="P14" svg:width="1.0421in" svg:height="0.5142in" svg:x="2.5591in" svg:y="1.7118in"><text:p text:style-name="P13"><text:span text:style-name="T3">LGPLv3 or</text:span></text:p><text:p text:style-name="P13"><text:span text:style-name="T3">LGPLv3+</text:span></text:p></draw:rect><draw:rect text:anchor-type="paragraph" draw:z-index="21" draw:style-name="gr2" draw:text-style-name="P14" svg:width="1.0421in" svg:height="0.5142in" svg:x="2.5591in" svg:y="0.9756in"><text:p text:style-name="P13"><text:span text:style-name="T3">LGPLv2.1+</text:span></text:p></draw:rect><draw:rect text:anchor-type="paragraph" draw:z-index="22" draw:style-name="gr3" draw:text-style-name="P15" svg:width="1.0421in" svg:height="0.2606in" svg:x="0.5335in" svg:y="-0.0602in"><text:p text:style-name="P13"><text:span text:style-name="T4">Permissive</text:span></text:p></draw:rect><draw:rect text:anchor-type="paragraph" draw:z-index="23" draw:style-name="gr3" draw:text-style-name="P15" svg:width="1.7713in" svg:height="0.2606in" svg:x="2.1791in" svg:y="-0.0602in"><text:p text:style-name="P13"><text:span text:style-name="T4">Weakly Protective</text:span></text:p></draw:rect><draw:rect text:anchor-type="paragraph" draw:z-index="24" draw:style-name="gr3" draw:text-style-name="P15" svg:width="1.9331in" svg:height="0.2606in" svg:x="4.3508in" svg:y="-0.0602in"><text:p text:style-name="P13"><text:span text:style-name="T4">Strongly Protective</text:span></text:p></draw:rect><draw:rect text:anchor-type="paragraph" draw:z-index="25" draw:style-name="gr2" draw:text-style-name="P14" svg:width="1.0421in" svg:height="0.2748in" svg:x="2.5417in" svg:y="2.3165in"><text:p text:style-name="P13"><text:span text:style-name="T3">MPL 1.1</text:span></text:p></draw:rect><draw:path text:anchor-type="paragraph" draw:z-index="26" draw:style-name="gr1" draw:text-style-name="P13" svg:width="1.5803in" svg:height="2.0713in" draw:transform="skewX (0.0876155284500988) rotate (-1.16622900618239) translate (1.91954685307633in 1.01305752307679in)" svg:viewBox="0 0 4015 5262" svg:d="m165-5592c0 0-321 1476-70 2131 161 420 512 863 926 919 565 75 1307-298 1507-885 503-1480 1487-4368 1487-4368"><text:p/></draw:path><draw:rect text:anchor-type="paragraph" draw:z-index="28" draw:style-name="gr2" draw:text-style-name="P14" svg:width="1.0421in" svg:height="0.2406in" svg:x="0.6492in" svg:y="1.1043in"><text:p text:style-name="P13"><text:span text:style-name="T3">BSD-new</text:span></text:p></draw:rect><draw:rect text:anchor-type="paragraph" draw:z-index="29" draw:style-name="gr2" draw:text-style-name="P14" svg:width="1.6276in" svg:height="0.2406in" svg:x="0.1043in" svg:y="0.2362in"><text:p text:style-name="P13"><text:span text:style-name="T3">Public Domain</text:span></text:p></draw:rect><draw:rect text:anchor-type="paragraph" draw:z-index="30" draw:style-name="gr2" draw:text-style-name="P14" svg:width="1.0421in" svg:height="0.2748in" svg:x="0.8681in" svg:y="1.8854in"><text:p text:style-name="P13"><text:span text:style-name="T3">Apache 2.0</text:span></text:p></draw:rect><draw:rect text:anchor-type="paragraph" draw:z-index="31" draw:style-name="gr3" draw:text-style-name="P15" svg:width="1.0685in" svg:height="0.4295in" svg:x="5.4654in" svg:y="0.3146in"><text:p text:style-name="P13"><text:span text:style-name="T4">Network</text:span><text:span text:style-name="T4"><text:line-break/></text:span><text:span text:style-name="T4">Protective</text:span></text:p></draw:rect><draw:line text:anchor-type="paragraph" draw:z-index="32" draw:style-name="gr1" draw:text-style-name="P13" svg:x1="0.7555in" svg:y1="0.4764in" svg:x2="0.9083in" svg:y2="0.7083in"><text:p/></draw:line><draw:line text:anchor-type="paragraph" draw:z-index="33" draw:style-name="gr1" draw:text-style-name="P13" svg:x1="0.9291in" svg:y1="0.9417in" svg:x2="1.0472in" svg:y2="1.1043in"><text:p/></draw:line><draw:rect text:anchor-type="paragraph" draw:z-index="27" draw:style-name="gr2" draw:text-style-name="P14" svg:width="1.0421in" svg:height="0.2335in" svg:x="0.4063in" svg:y="0.7083in"><text:p text:style-name="P13"><text:span text:style-name="T3">MIT/X11</text:span></text:p></draw:rect><draw:line text:anchor-type="paragraph" draw:z-index="34" draw:style-name="gr1" draw:text-style-name="P13" svg:x1="3.6008in" svg:y1="0.5161in" svg:x2="4.1425in" svg:y2="1.2469in"><text:p/></draw:line></text:p></draw:text-box></draw:frame><draw:line text:anchor-type="paragraph" draw:z-index="0" draw:style-name="gr1" draw:text-style-name="P13" svg:x1="4.6598in" svg:y1="1.115in" svg:x2="4.6634in" svg:y2="0.9484in"><text:p/></draw:line>In this figure, the shaded boxes are the names of different FLOSS licenses. <text:s/>An arrow from box A to box B means that you <text:span text:style-name="T1">can</text:span><text:span text:style-name="T2"> combine software with these licenses; the combined result effectively has the license of B, possibly with additions from A. <text:s/>To see if software can be combined, just start at their respective licenses, and find a common box you can reach following the arrows (aka “following the slide”). <text:s/>For example, Apache 2.0-licensed software and GPLv2+-licensed software <text:s/>can both reach “GPLv3 or GPLv3+”, so they can be combined using GPLv3 or GPLv3+. <text:s/>This figure has been carefully crafted so following a path determines if two licenses are compatible. <text:s/>For more information you must examine the license text, but this gives the basic answer quickly.</text:span></text:p>
      <text:p text:style-name="Text_20_body">At the left are the “permissive” licenses, which permit the software to become proprietary (i.e., not FLOSS). <text:s/>At the top left is “Public Domain”, which strictly speaking isn’t a license but in effect it works like one. <text:s/>You can do <text:span text:style-name="T1">anything</text:span><text:span text:style-name="T2"> with public domain software, but it is rare; the software must be explicitly released to the public domain or be created by a </text:span>U.S. Government employee in their official capacity. <text:s/>Next is the so-called “MIT” or “X11” license, which is very permissive (you can do just about anything except sue the author). <text:s/>Software under the MIT license is easily combined with the modern 3-clause Berkeley Software Distribution (BSD-new) license, which compared to the MIT license adds a clause forbidding the use of the author’s name to endorse or promote products without permission (it’s debatable if this clause actually does anything, since you typically have to have such permission anyway). <text:s/>Finally we have the Apache version 2.0 license.</text:p>
      <text:p text:style-name="Text_20_body">At the right are the “strongly protective” (“strong copyleft”) licenses, which prevent the software from becoming proprietary. <text:s/>This includes the most popular FLOSS license, the GNU General Public License (GPL). The GPL has a version 2 (GPLv2) and 3 (GPLv3); <text:s/>a “+” afterwards means “version X or later”. <text:s/>GPLv2-only cannot be combined with the network-protective Affero GPLv3, but GPLv2+ (“version 2 or later”) can via GPLv3.</text:p>
      <text:p text:style-name="Text_20_body">In the middle are the “weakly protective” (“weak copyleft”) licenses, a compromise between permissive and strongly protective licenses. <text:s/>These prevent the software component (often a software library) from becoming proprietary, yet permit it to be part of a larger proprietary program. <text:s/>T<text:span text:style-name="T2">his figure shows the rules when you are making other software </text:span><text:span text:style-name="T1">part</text:span><text:span text:style-name="T2"> of the weakly protected component; there are other possibilities if you are only using the component as a library</text:span>. <text:s/>The GNU Lesser General Public License (LGPL) is the most popular weakly protective license, and has a version 2.1 (LGPLv2.1) and 3 (LGPLv3). <text:s/>Note that LGPLv2.1 gives you permission to relicense the code under any version of the GPL since GPLv2. <text:s/>Another such license is the Mozilla Public License 1.1 (MPL 1.1), but the MPL has the serious drawback of being incompatible with the widely-popular GPL; you can’t even use an MPL module in a larger GPL’ed program.</text:p>
      <text:p text:style-name="P4">For More Information:</text:p>
      <text:list text:style-name="L1">
        <text:list-item>
          <text:p text:style-name="P5"><text:span text:style-name="T1">The Open Source Definition (Annotated)</text:span> - official definition of “open source software”, with some explanations. <text:s/><text:a xlink:type="simple" xlink:href="http://www.opensource.org/docs/definition.php">http://www.opensource.org/docs/definition.php</text:a></text:p>
        </text:list-item>
        <text:list-item>
          <text:p text:style-name="P5"><text:span text:style-name="T1">Free Software Definition</text:span> - official definition of “Free software” (aka libre software; note the unusual capitalization). <text:s/><text:a xlink:type="simple" xlink:href="http://www.gnu.org/philosophy/free-sw.html">http://www.gnu.org/philosophy/free-sw.html</text:a></text:p>
        </text:list-item>
        <text:list-item>
          <text:p text:style-name="P5"><text:span text:style-name="T1">Frequently Asked Questions (FAQ) about the GPL </text:span>– Explains many issues relating to the GPL, and includes a detailed compatibility matrix for various versions of the GPL and LGPL (including some details about <text:span text:style-name="T1">how</text:span><text:span text:style-name="T2"> they can be combined). </text:span><text:a xlink:type="simple" xlink:href="http://www.gnu.org/licenses/gpl-faq.html">http://www.gnu.org/licenses/gpl-faq.html</text:a></text:p>
        </text:list-item>
        <text:list-item>
          <text:p text:style-name="P5"><text:span text:style-name="T1">Various Licenses and Comments About Them</text:span> – Legal commentary by the Free Software Foundation (FSF) about many licenses. <text:s/><text:a xlink:type="simple" xlink:href="http://www.gnu.org/licenses/license-list.html">http://www.gnu.org/licenses/license-list.html</text:a></text:p>
        </text:list-item>
        <text:list-item>
          <text:p text:style-name="P5"><text:span text:style-name="T1">“Commercial” is not the opposite of Free-Libre / Open Source Software (FLOSS)”</text:span> - Explains why most FLOSS is commercial software. <text:s/><text:a xlink:type="simple" xlink:href="http://www.dwheeler.com/essays/commercial-floss.html">http://www.dwheeler.com/essays/commercial-floss.html</text:a></text:p>
        </text:list-item>
        <text:list-item>
          <text:p text:style-name="P5"><text:span text:style-name="T1">Why Open Source Software / Free Software (OSS/FS, FLOSS, or FOSS)? Look at the Numbers!</text:span> - Large collection of statistics on FLOSS programs. <text:a xlink:type="simple" xlink:href="http://www.dwheeler.com/oss_fs_why.html">http://www.dwheeler.com/oss_fs_why.html</text:a></text:p>
        </text:list-item>
        <text:list-item>
          <text:p text:style-name="P5"><text:span text:style-name="T1">Make Your Open Source Software GPL-Compatible. Or Else</text:span> – Explains why FLOSS should be released under a GPL-compatible license, and includes many statistics showing that the GPL is the most popular FLOSS license. <text:s/><text:a xlink:type="simple" xlink:href="http://www.dwheeler.com/essays/gpl-compatible.html">http://www.dwheeler.com/essays/gpl-compatible.html</text:a></text:p>
        </text:list-item>
        <text:list-item>
          <text:p text:style-name="P5"><text:span text:style-name="T1">Maintaining Permissive-Licensed Files in a GPL-Licensed Project: Guidelines for Developers</text:span> by the Software Freedom Law Center. <text:s/><text:a xlink:type="simple" xlink:href="http://www.softwarefreedom.org/resources/2007/gpl-non-gpl-collaboration.html">http://www.softwarefreedom.org/resources/2007/gpl-non-gpl-collaboration.html</text:a></text:p>
        </text:list-item>
      </text:list>
      <text:p text:style-name="Text_20_body"/>
      <text:p text:style-name="Text_20_body">You may use, modify, and/or redistribute this document under the Creative Commons “Attribution-Share Alike 3.0 License”; the GNU Free Documentation License; or the GNU GPL (version 2 or later). <text:s/>This information is believed to be correct, but is not legal advice; for formal legal advice, please consult an attorn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799in"/>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3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avid A. Wheeler</meta:initial-creator>
    <meta:creation-date>2007-06-11T21:11:56</meta:creation-date>
    <dc:creator>David A. Wheeler</dc:creator>
    <dc:date>2007-09-27T12:58:28</dc:date>
    <dc:language>en-US</dc:language>
    <meta:editing-cycles>43</meta:editing-cycles>
    <meta:editing-duration>PT5H50M18S</meta:editing-duration>
    <meta:user-defined meta:name="Info 1"/>
    <meta:user-defined meta:name="Info 2"/>
    <meta:user-defined meta:name="Info 3"/>
    <meta:user-defined meta:name="Info 4"/>
    <meta:document-statistic meta:table-count="0" meta:image-count="0" meta:object-count="0" meta:page-count="2" meta:paragraph-count="18" meta:word-count="851" meta:character-count="5438"/>
  </office:meta>
</office:document-meta>
</file>